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d0ad3" officeooo:paragraph-rsid="001d0ad3"/>
    </style:style>
    <style:style style:name="P2" style:family="paragraph" style:parent-style-name="Standard">
      <style:text-properties fo:color="#c9211e" loext:opacity="100%" style:text-underline-style="none" fo:font-weight="bold" officeooo:rsid="001d0ad3" officeooo:paragraph-rsid="001d0ad3" style:font-weight-asian="bold" style:font-weight-complex="bold"/>
    </style:style>
    <style:style style:name="P3" style:family="paragraph" style:parent-style-name="Standard">
      <style:text-properties officeooo:rsid="001d0ad3" officeooo:paragraph-rsid="001d0ad3"/>
    </style:style>
    <style:style style:name="P4" style:family="paragraph" style:parent-style-name="Standard">
      <style:text-properties officeooo:rsid="001d0ad3" officeooo:paragraph-rsid="001e7dac"/>
    </style:style>
    <style:style style:name="P5" style:family="paragraph" style:parent-style-name="Standard">
      <style:text-properties officeooo:rsid="001e7dac" officeooo:paragraph-rsid="001e7dac"/>
    </style:style>
    <style:style style:name="P6" style:family="paragraph" style:parent-style-name="Standard">
      <style:text-properties officeooo:rsid="001ec66b" officeooo:paragraph-rsid="001ec66b"/>
    </style:style>
    <style:style style:name="P7" style:family="paragraph" style:parent-style-name="Standard">
      <style:text-properties fo:color="#c9211e" loext:opacity="100%" fo:font-weight="bold" officeooo:rsid="001d0ad3" officeooo:paragraph-rsid="001d0ad3" style:font-weight-asian="bold" style:font-weight-complex="bold"/>
    </style:style>
    <style:style style:name="P8" style:family="paragraph" style:parent-style-name="Standard">
      <style:text-properties style:text-underline-style="none" officeooo:rsid="001d0ad3" officeooo:paragraph-rsid="001d0ad3"/>
    </style:style>
    <style:style style:name="P9" style:family="paragraph" style:parent-style-name="Standard">
      <style:text-properties style:text-underline-style="none" officeooo:rsid="001e7dac" officeooo:paragraph-rsid="001e7dac"/>
    </style:style>
    <style:style style:name="P10" style:family="paragraph" style:parent-style-name="Standard">
      <style:text-properties style:text-underline-style="none" officeooo:rsid="001ec66b" officeooo:paragraph-rsid="001ec66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 officeooo:rsid="001e7dac"/>
    </style:style>
    <style:style style:name="T4" style:family="text">
      <style:text-properties style:text-underline-style="none" officeooo:rsid="001e7dac"/>
    </style:style>
    <style:style style:name="T5" style:family="text">
      <style:text-properties style:text-underline-style="solid" style:text-underline-width="auto" style:text-underline-color="font-color" officeooo:rsid="001fe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éma relationnel :</text:p>
      <text:p text:style-name="P2">Entités :</text:p>
      <text:p text:style-name="P3">Brique(<text:span text:style-name="T1">idB</text:span><text:span text:style-name="T2"> , nomB , largeur , longueur , hauteur , forme , couleur , mots-cles , #idCritere)</text:span></text:p>
      <text:p text:style-name="P3"><text:span text:style-name="T2">Critere(</text:span><text:span text:style-name="T1">idCritere</text:span><text:span text:style-name="T2"> , nom , commentaire)</text:span></text:p>
      <text:p text:style-name="P3"><text:span text:style-name="T2">Usine(</text:span><text:span text:style-name="T1">idU</text:span><text:span text:style-name="T2"> , ville , pays , #idB , #dateFabrication)</text:span></text:p>
      <text:p text:style-name="P3"><text:span text:style-name="T2">Construction(</text:span><text:span text:style-name="T1">idConstruction</text:span><text:span text:style-name="T2"> , nomC , theme , description , annee_sortie , longueur , largeur , hauteur )</text:span></text:p>
      <text:p text:style-name="P4"><text:span text:style-name="T2">Officiel(</text:span><text:span text:style-name="T3">coderef</text:span><text:span text:style-name="T4"> , age_recommande , prix , nom , #idConstruction)</text:span></text:p>
      <text:p text:style-name="P3"><text:span text:style-name="T2">Amateur(</text:span><text:span text:style-name="T4">nom_amateur , licence , #idConstruction)</text:span></text:p>
      <text:p text:style-name="P5"><text:span text:style-name="T2">Etapes(</text:span><text:span text:style-name="T1">numE</text:span><text:span text:style-name="T2"> , image , instruction , </text:span><text:span text:style-name="T1">#idConstruction</text:span><text:span text:style-name="T2">)</text:span></text:p>
      <text:p text:style-name="P5"><text:span text:style-name="T2">Photo(</text:span><text:span text:style-name="T1">idPhoto</text:span><text:span text:style-name="T2"> , titre , description , chemin_fichier)</text:span></text:p>
      <text:p text:style-name="P6"><text:span text:style-name="T2">Tour(</text:span><text:span text:style-name="T1">numTour</text:span><text:span text:style-name="T2"> , action , </text:span><text:span text:style-name="T1">#idB</text:span><text:span text:style-name="T2">)</text:span></text:p>
      <text:p text:style-name="P6"><text:span text:style-name="T2">Joueur(</text:span><text:span text:style-name="T1">idJoueur</text:span><text:span text:style-name="T2"> , prenom , date_inscription , avatar)</text:span></text:p>
      <text:p text:style-name="P6"><text:span text:style-name="T2">Partie(</text:span><text:span text:style-name="T1">idPartie</text:span><text:span text:style-name="T2"> , dateDeb , dateFin, #idConfiguration)</text:span></text:p>
      <text:p text:style-name="P6"><text:span text:style-name="T2">Configuration(idConfiguration, propriété, valeur, durée)</text:span></text:p>
      <text:p text:style-name="P5"><text:span text:style-name="T2"/></text:p>
      <text:p text:style-name="P7"><text:span text:style-name="T2">Associations :</text:span></text:p>
      <text:p text:style-name="P3"><text:span text:style-name="T2">fabrique_un_type_de(quantité ,</text:span><text:span text:style-name="T1">#iB</text:span><text:span text:style-name="T2"> , </text:span><text:span text:style-name="T1">#dateFabrication</text:span><text:span text:style-name="T2"> , </text:span><text:span text:style-name="T5">#idU</text:span><text:span text:style-name="T1">)</text:span></text:p>
      <text:p text:style-name="P8">est_remplacé_par()</text:p>
      <text:p text:style-name="P8">est_assemblé(<text:span text:style-name="T1">#idConstruction</text:span> , <text:span text:style-name="T1">#idB</text:span>)</text:p>
      <text:p text:style-name="P9">suit(<text:span text:style-name="T1">#idConstruction</text:span> , <text:span text:style-name="T1">#numE</text:span>)</text:p>
      <text:p text:style-name="P9">accompagne(<text:span text:style-name="T1">#idConstruction</text:span> , <text:span text:style-name="T1">#idB</text:span> , <text:span text:style-name="T1">#idPhoto</text:span>)</text:p>
      <text:p text:style-name="P9">utilise()</text:p>
      <text:p text:style-name="P10">se_divise(<text:span text:style-name="T1">#numTour</text:span> , <text:span text:style-name="T1">#idPartie</text:span>)</text:p>
      <text:p text:style-name="P10">joue(<text:span text:style-name="T1">#numTour</text:span> , <text:span text:style-name="T1">#idJoueur</text:span>)</text:p>
      <text:p text:style-name="P10">joue à(score_partie ,gagnant, <text:span text:style-name="T1">#idJoueur</text:span>, <text:span text:style-name="T1">#idPartie</text:span>)</text:p>
      <text:p text:style-name="P10">possède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08:58:09.681000000</meta:creation-date>
    <dc:date>2024-10-29T10:13:09.338000000</dc:date>
    <meta:editing-duration>PT1H3M30S</meta:editing-duration>
    <meta:editing-cycles>3</meta:editing-cycles>
    <meta:generator>LibreOffice/24.8.2.1$Windows_X86_64 LibreOffice_project/0f794b6e29741098670a3b95d60478a65d05ef13</meta:generator>
    <meta:print-date>2024-10-29T09:25:50.997000000</meta:print-date>
    <meta:printed-by>Fichiers PDF</meta:printed-by>
    <meta:document-statistic meta:table-count="0" meta:image-count="0" meta:object-count="0" meta:page-count="1" meta:paragraph-count="25" meta:word-count="135" meta:character-count="1052" meta:non-whitespace-character-count="942"/>
  </office:meta>
</office:document-meta>
</file>